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outline1">
      <style:graphic-properties fo:min-height="13.61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Adhearsion</text:p>
          </draw:text-box>
        </draw:frame>
        <draw:frame presentation:style-name="pr2" draw:layer="layout" svg:width="25.199cm" svg:height="13.609cm" svg:x="1.4cm" svg:y="5.039cm" presentation:class="subtitle">
          <draw:text-box>
            <text:p>Nathan Powell</text:p>
            <text:p>Consultant</text:p>
            <text:p>November 2009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ere to start?</text:p>
          </draw:text-box>
        </draw:frame>
        <draw:frame presentation:style-name="pr2" draw:layer="layout" svg:width="25.199cm" svg:height="13.936cm" svg:x="1.4cm" svg:y="4.875cm" presentation:class="subtitle" presentation:user-transformed="true">
          <draw:text-box>
            <text:p><text:span text:style-name="T1">Once there was an elephant,</text:span></text:p>
            <text:p><text:span text:style-name="T1">Who tried to use the telephant</text:span></text:p>
            <text:p><text:span text:style-name="T1">No! no! I mean an elephone</text:span></text:p>
            <text:p><text:span text:style-name="T1">Who tried to use the telephone</text:span></text:p>
            <text:p><text:span text:style-name="T1">(Dear me! I am not certain quite</text:span></text:p>
            <text:p><text:span text:style-name="T1">That even now I've got it right.)</text:span></text:p>
            <text:p><text:span text:style-name="T1">Howe'er it was, he got his trunk</text:span></text:p>
            <text:p><text:span text:style-name="T1">Entangled in the telephunk;</text:span></text:p>
            <text:p><text:span text:style-name="T1">The more he tried to get it free,</text:span></text:p>
            <text:p><text:span text:style-name="T1">The louder buzzed the telephee</text:span></text:p>
            <text:p><text:span text:style-name="T1">(I fear I'd better drop the song</text:span></text:p>
            <text:p><text:span text:style-name="T1">Of elephop and telephong!)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elephony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What is Telephony?</text:p>
                <text:list>
                  <text:list-item>
                    <text:p>general use of equipment to provide voice communication over distances, specifically by connecting telephones to each other.</text:p>
                    <text:list>
                      <text:list-item>
                        <text:p>Generally in the past we meant POTS</text:p>
                      </text:list-item>
                      <text:list-item>
                        <text:p>Now it can encompass many technologies<text:tab/></text:p>
                        <text:list>
                          <text:list-item>
                            <text:p>Sip </text:p>
                          </text:list-item>
                          <text:list-item>
                            <text:p>IAX (Eeks)</text:p>
                          </text:list-item>
                          <text:list-item>
                            <text:p>SCCP (Skinny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BX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Private Branch Exchange</text:p>
                <text:list>
                  <text:list-item>
                    <text:p>Making connections between external trunks from the phone company to internal extensions.</text:p>
                  </text:list-item>
                  <text:list-item>
                    <text:p>Extension to extension communication</text:p>
                  </text:list-item>
                  <text:list-item>
                    <text:p>IVR <text:span text:style-name="T2">(press 1 to hear Larry cry)</text:span></text:p>
                  </text:list-item>
                  <text:list-item>
                    <text:p><text:span text:style-name="T3">Voice mail</text:span></text:p>
                  </text:list-item>
                  <text:list-item>
                    <text:p><text:span text:style-name="T3">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sterisk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Asterisk <text:span text:style-name="T4">is</text:span><text:span text:style-name="T5"> a PBX</text:span></text:p>
              </text:list-item>
              <text:list-item>
                <text:p><text:span text:style-name="T5">Commodity hardware</text:span></text:p>
              </text:list-item>
              <text:list-item>
                <text:p><text:span text:style-name="T5">Easily available components (interfaces)</text:span></text:p>
                <text:list>
                  <text:list-item>
                    <text:p><text:span text:style-name="T5">Doesn't matter what they are</text:span></text:p>
                    <text:list>
                      <text:list-item>
                        <text:p><text:span text:style-name="T5">Sip</text:span></text:p>
                      </text:list-item>
                      <text:list-item>
                        <text:p><text:span text:style-name="T5">FXO</text:span></text:p>
                      </text:list-item>
                      <text:list-item>
                        <text:p><text:span text:style-name="T5">FXS</text:span></text:p>
                      </text:list-item>
                      <text:list-item>
                        <text:p><text:span text:style-name="T5">IAX</text:span></text:p>
                      </text:list-item>
                      <text:list-item>
                        <text:p><text:span text:style-name="T5">SCC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ip.conf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oesn't matter what the protocol is, you'll have a conf file</text:p>
                <text:list>
                  <text:list-item>
                    <text:p>[show conf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PASTE YOUR F***ING DIAL PLAN!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he dial plan, is poorly named extensions.conf (though some packages might just include other files in that file)</text:p>
              </text:list-item>
              <text:list-item>
                <text:p>All calls, in and out, execute their context of the dial plan</text:p>
              </text:list-item>
              <text:list-item>
                <text:p>Commands</text:p>
              </text:list-item>
              <text:list-item>
                <text:p>[show conf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GI/AMI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AGI</text:p>
                <text:list>
                  <text:list-item>
                    <text:p>Asterisk Gateway Interface</text:p>
                    <text:list>
                      <text:list-item>
                        <text:p>Hand over flow from the dial plan</text:p>
                      </text:list-item>
                      <text:list-item>
                        <text:p>Command</text:p>
                      </text:list-item>
                      <text:list-item>
                        <text:p>Similar to CGI </text:p>
                      </text:list-item>
                    </text:list>
                  </text:list-item>
                </text:list>
              </text:list-item>
              <text:list-item>
                <text:p>AMI</text:p>
                <text:list>
                  <text:list-item>
                    <text:p>Asterisk Manager Interface</text:p>
                    <text:list>
                      <text:list-item>
                        <text:p>Manipulate asterisk independent of a cal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dhearsion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ubiez!!!</text:p>
              </text:list-item>
              <text:list-item>
                <text:p>Full Framework/DSL for AGI/AMI</text:p>
              </text:list-item>
              <text:list-item>
                <text:p>Pluggable with Components</text:p>
              </text:list-item>
              <text:list-item>
                <text:p>Open Sour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h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s text:c="3"/>ahn create /path/to/directory</text:p>
              </text:list-item>
              <text:list-item>
                <text:p><text:s text:c="3"/>ahn start [daemon] [/path/to/directory]</text:p>
              </text:list-item>
              <text:list-item>
                <text:p><text:s text:c="3"/>ahn version|-v|--v|-version|--version</text:p>
              </text:list-item>
              <text:list-item>
                <text:p><text:s text:c="3"/>ahn help|-h|--h|--help|-help</text:p>
              </text:list-item>
              <text:list-item>
                <text:p><text:s text:c="3"/>ahn <text:s/>enable component COMPONENT_NAME</text:p>
              </text:list-item>
              <text:list-item>
                <text:p><text:s text:c="3"/>ahn disable component COMPONENT_NAME</text:p>
              </text:list-item>
              <text:list-item>
                <text:p><text:s text:c="3"/>ahn <text:s/>create component COMPONENT_NA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6T21:09:41</meta:creation-date>
    <meta:editing-duration>PT46H42M07S</meta:editing-duration>
    <meta:editing-cycles>16</meta:editing-cycles>
    <dc:date>2009-11-06T23:00:10</dc:date>
    <meta:generator>OpenOffice.org/3.1$Unix OpenOffice.org_project/310m19$Build-9420</meta:generator>
    <dc:creator>npowell </dc:creator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